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sPart.XmlnsPart( String prefix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nsPart.process( XPointerContext xpoint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